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bany AMT" svg:font-family="'Albany AMT'" style:font-family-generic="swiss"/>
    <style:font-face style:name="Arial" svg:font-family="Arial" style:font-family-generic="swiss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111in" style:rel-column-width="12407*"/>
    </style:style>
    <style:style style:name="Table1.B" style:family="table-column">
      <style:table-column-properties style:column-width="5.6139in" style:rel-column-width="5312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6799in" style:rel-column-width="6433*"/>
    </style:style>
    <style:style style:name="Table3.B" style:family="table-column">
      <style:table-column-properties style:column-width="0.666in" style:rel-column-width="6302*"/>
    </style:style>
    <style:style style:name="Table3.C" style:family="table-column">
      <style:table-column-properties style:column-width="5.5792in" style:rel-column-width="5280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799in" style:rel-column-width="6433*"/>
    </style:style>
    <style:style style:name="Table2.B" style:family="table-column">
      <style:table-column-properties style:column-width="0.666in" style:rel-column-width="6302*"/>
    </style:style>
    <style:style style:name="Table2.C" style:family="table-column">
      <style:table-column-properties style:column-width="5.5792in" style:rel-column-width="5280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4pt" officeooo:rsid="000b7c2a" officeooo:paragraph-rsid="000b7c2a" style:font-size-asian="14pt" style:font-size-complex="14pt"/>
    </style:style>
    <style:style style:name="P2" style:family="paragraph" style:parent-style-name="Footer">
      <style:paragraph-properties fo:text-align="center" style:justify-single-word="false"/>
      <style:text-properties officeooo:rsid="000d624d" officeooo:paragraph-rsid="000d624d"/>
    </style:style>
    <style:style style:name="P3" style:family="paragraph" style:parent-style-name="Table_20_Heading">
      <style:text-properties officeooo:rsid="001066ee" officeooo:paragraph-rsid="000bed03"/>
    </style:style>
    <style:style style:name="P4" style:family="paragraph" style:parent-style-name="Table_20_Heading">
      <style:text-properties style:font-name="Arial1" fo:font-size="10pt" officeooo:rsid="0013c336" officeooo:paragraph-rsid="00115069" style:font-size-asian="10pt" style:font-size-complex="10pt"/>
    </style:style>
    <style:style style:name="P5" style:family="paragraph" style:parent-style-name="Table_20_Heading">
      <style:text-properties style:font-name="Arial1" fo:font-size="10pt" officeooo:rsid="0013c336" officeooo:paragraph-rsid="00148b3c" style:font-size-asian="10pt" style:font-size-complex="10pt"/>
    </style:style>
    <style:style style:name="P6" style:family="paragraph" style:parent-style-name="Standard">
      <style:text-properties style:font-name="Courier New"/>
    </style:style>
    <style:style style:name="P7" style:family="paragraph" style:parent-style-name="Standard">
      <style:text-properties style:font-name="Courier New" officeooo:rsid="000f8be9" officeooo:paragraph-rsid="000f8be9"/>
    </style:style>
    <style:style style:name="P8" style:family="paragraph" style:parent-style-name="Standard">
      <style:text-properties style:font-name="Courier New" officeooo:rsid="00148b3c" officeooo:paragraph-rsid="00148b3c"/>
    </style:style>
    <style:style style:name="P9" style:family="paragraph" style:parent-style-name="Standard">
      <style:text-properties style:font-name="Courier New" officeooo:paragraph-rsid="003560da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Courier New" officeooo:paragraph-rsid="003560da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style:font-name="Arial1" fo:font-size="12pt" officeooo:rsid="0025ce2d" officeooo:paragraph-rsid="000f8be9" style:font-size-asian="10.5pt" style:font-size-complex="12pt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style:font-name="Arial1" fo:font-size="12pt" officeooo:rsid="0025ce2d" officeooo:paragraph-rsid="00148b3c" style:font-size-asian="10.5pt" style:font-size-complex="12pt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27141f" officeooo:paragraph-rsid="0027141f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2dd1b4" officeooo:paragraph-rsid="002dd1b4"/>
    </style:style>
    <style:style style:name="P16" style:family="paragraph" style:parent-style-name="Text_20_body">
      <style:text-properties officeooo:rsid="001066ee" officeooo:paragraph-rsid="000b7c2a"/>
    </style:style>
    <style:style style:name="P17" style:family="paragraph" style:parent-style-name="Text_20_body">
      <style:text-properties style:font-name="Arial1" officeooo:paragraph-rsid="000d624d"/>
    </style:style>
    <style:style style:name="P18" style:family="paragraph" style:parent-style-name="Text_20_body">
      <style:text-properties style:font-name="Arial1" officeooo:rsid="001066ee" officeooo:paragraph-rsid="000f8be9"/>
    </style:style>
    <style:style style:name="P19" style:family="paragraph" style:parent-style-name="Text_20_body">
      <style:text-properties style:font-name="Arial1" officeooo:rsid="001066ee" officeooo:paragraph-rsid="00148b3c"/>
    </style:style>
    <style:style style:name="P20" style:family="paragraph" style:parent-style-name="Text_20_body">
      <style:text-properties style:font-name="Arial1" fo:font-size="12pt" officeooo:rsid="0013c336" officeooo:paragraph-rsid="000f8be9" style:font-size-asian="10.5pt" style:font-size-complex="12pt"/>
    </style:style>
    <style:style style:name="P21" style:family="paragraph" style:parent-style-name="Text_20_body">
      <style:text-properties style:font-name="Arial1" fo:font-size="12pt" officeooo:rsid="0013c336" officeooo:paragraph-rsid="00148b3c" style:font-size-asian="10.5pt" style:font-size-complex="12pt"/>
    </style:style>
    <style:style style:name="P22" style:family="paragraph" style:parent-style-name="Text_20_body">
      <style:text-properties style:font-name="Arial1" fo:font-size="12pt" officeooo:rsid="00115069" officeooo:paragraph-rsid="00115069" style:font-size-asian="10.5pt" style:font-size-complex="12pt"/>
    </style:style>
    <style:style style:name="P23" style:family="paragraph" style:parent-style-name="Text_20_body">
      <style:text-properties style:font-name="Arial1" fo:font-size="12pt" officeooo:rsid="00115069" officeooo:paragraph-rsid="00148b3c" style:font-size-asian="10.5pt" style:font-size-complex="12pt"/>
    </style:style>
    <style:style style:name="P24" style:family="paragraph" style:parent-style-name="Text_20_body">
      <style:text-properties style:font-name="Arial1" officeooo:rsid="000f8be9" officeooo:paragraph-rsid="000f8be9"/>
    </style:style>
    <style:style style:name="P25" style:family="paragraph" style:parent-style-name="Text_20_body">
      <style:text-properties style:font-name="Arial1" officeooo:rsid="00148b3c" officeooo:paragraph-rsid="00148b3c"/>
    </style:style>
    <style:style style:name="P26" style:family="paragraph" style:parent-style-name="Text_20_body">
      <style:text-properties officeooo:rsid="00783f62" officeooo:paragraph-rsid="000e67dd"/>
    </style:style>
    <style:style style:name="P27" style:family="paragraph" style:parent-style-name="Text_20_body">
      <style:text-properties officeooo:rsid="000f8be9" officeooo:paragraph-rsid="000f8be9"/>
    </style:style>
    <style:style style:name="P28" style:family="paragraph" style:parent-style-name="Text_20_body">
      <style:text-properties officeooo:rsid="00229ca1" officeooo:paragraph-rsid="000f8be9"/>
    </style:style>
    <style:style style:name="P29" style:family="paragraph" style:parent-style-name="Text_20_body">
      <style:text-properties officeooo:rsid="00229ca1" officeooo:paragraph-rsid="00148b3c"/>
    </style:style>
    <style:style style:name="P30" style:family="paragraph" style:parent-style-name="Text_20_body">
      <style:text-properties officeooo:rsid="00bd6b8c" officeooo:paragraph-rsid="000f8be9"/>
    </style:style>
    <style:style style:name="P31" style:family="paragraph" style:parent-style-name="Text_20_body">
      <style:text-properties officeooo:rsid="00148b3c" officeooo:paragraph-rsid="00148b3c"/>
    </style:style>
    <style:style style:name="P32" style:family="paragraph" style:parent-style-name="Text_20_body">
      <style:text-properties officeooo:rsid="0018d3b4" officeooo:paragraph-rsid="0018dcc4"/>
    </style:style>
    <style:style style:name="P33" style:family="paragraph" style:parent-style-name="Text_20_body">
      <style:text-properties officeooo:paragraph-rsid="00148b3c"/>
    </style:style>
    <style:style style:name="P34" style:family="paragraph" style:parent-style-name="Text_20_body">
      <style:text-properties officeooo:rsid="0022e1e8" officeooo:paragraph-rsid="0022e1e8"/>
    </style:style>
    <style:style style:name="P35" style:family="paragraph" style:parent-style-name="Text_20_body">
      <style:text-properties officeooo:rsid="0024c418" officeooo:paragraph-rsid="0024c418"/>
    </style:style>
    <style:style style:name="P36" style:family="paragraph" style:parent-style-name="Text_20_body">
      <style:text-properties officeooo:rsid="00264cc1" officeooo:paragraph-rsid="00264cc1"/>
    </style:style>
    <style:style style:name="P37" style:family="paragraph" style:parent-style-name="Text_20_body">
      <style:text-properties officeooo:rsid="002b73e8" officeooo:paragraph-rsid="002b73e8"/>
    </style:style>
    <style:style style:name="P38" style:family="paragraph" style:parent-style-name="Text_20_body">
      <style:text-properties officeooo:rsid="002c5fba" officeooo:paragraph-rsid="002c5fba"/>
    </style:style>
    <style:style style:name="P39" style:family="paragraph" style:parent-style-name="Text_20_body">
      <style:text-properties officeooo:rsid="002d188e" officeooo:paragraph-rsid="002d188e"/>
    </style:style>
    <style:style style:name="P40" style:family="paragraph" style:parent-style-name="Text_20_body">
      <style:text-properties officeooo:rsid="002dd1b4" officeooo:paragraph-rsid="002dd1b4"/>
    </style:style>
    <style:style style:name="P41" style:family="paragraph" style:parent-style-name="Text_20_body">
      <style:text-properties officeooo:rsid="0031546b" officeooo:paragraph-rsid="0031546b"/>
    </style:style>
    <style:style style:name="P42" style:family="paragraph" style:parent-style-name="Text_20_body">
      <style:text-properties officeooo:paragraph-rsid="00329079"/>
    </style:style>
    <style:style style:name="P43" style:family="paragraph" style:parent-style-name="Text_20_body">
      <style:text-properties officeooo:rsid="003560da" officeooo:paragraph-rsid="003560da"/>
    </style:style>
    <style:style style:name="P44" style:family="paragraph" style:parent-style-name="Text_20_body">
      <style:text-properties officeooo:rsid="003597b5" officeooo:paragraph-rsid="003597b5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style:font-name="Arial1" fo:font-size="12pt" officeooo:rsid="00115069" officeooo:paragraph-rsid="00115069" style:font-size-asian="10.5pt" style:font-size-complex="12pt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style:font-name="Arial1" fo:font-size="12pt" officeooo:rsid="00115069" officeooo:paragraph-rsid="00148b3c" style:font-size-asian="10.5pt" style:font-size-complex="12pt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style:font-name="Arial1" fo:font-size="12pt" fo:font-weight="normal" officeooo:rsid="00148b3c" officeooo:paragraph-rsid="00148b3c" style:font-size-asian="10.5pt" style:font-weight-asian="normal" style:font-size-complex="12pt" style:font-weight-complex="normal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Arial1" officeooo:rsid="0027141f" officeooo:paragraph-rsid="0027e212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style:font-name="Arial1" officeooo:rsid="0027e212" officeooo:paragraph-rsid="0027e212"/>
    </style:style>
    <style:style style:name="P50" style:family="paragraph" style:parent-style-name="Text_20_body">
      <style:paragraph-properties fo:margin-left="0in" fo:margin-right="0in" fo:text-indent="0in" style:auto-text-indent="false"/>
      <style:text-properties style:font-name="Arial1" officeooo:rsid="002911c3" officeooo:paragraph-rsid="002911c3"/>
    </style:style>
    <style:style style:name="P51" style:family="paragraph" style:parent-style-name="Text_20_body">
      <style:paragraph-properties fo:margin-left="0in" fo:margin-right="0in" fo:text-indent="0in" style:auto-text-indent="false"/>
      <style:text-properties style:font-name="Arial1" officeooo:rsid="002dd1b4" officeooo:paragraph-rsid="002dd1b4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style:font-name="Arial1" officeooo:rsid="002e906f" officeooo:paragraph-rsid="002e906f"/>
    </style:style>
    <style:style style:name="P53" style:family="paragraph" style:parent-style-name="Table_20_Contents">
      <style:text-properties style:font-name="Courier New" officeooo:rsid="000bed03" officeooo:paragraph-rsid="000bed03"/>
    </style:style>
    <style:style style:name="P54" style:family="paragraph" style:parent-style-name="Table_20_Contents">
      <style:text-properties style:font-name="Courier New" fo:font-size="10pt" officeooo:rsid="00115069" officeooo:paragraph-rsid="00115069" style:font-size-asian="10pt" style:font-size-complex="10pt"/>
    </style:style>
    <style:style style:name="P55" style:family="paragraph" style:parent-style-name="Table_20_Contents">
      <style:text-properties style:font-name="Courier New" fo:font-size="10pt" officeooo:rsid="001295cf" officeooo:paragraph-rsid="001295cf" style:font-size-asian="10pt" style:font-size-complex="10pt"/>
    </style:style>
    <style:style style:name="P56" style:family="paragraph" style:parent-style-name="Table_20_Contents">
      <style:text-properties style:font-name="Courier New" fo:font-size="10pt" officeooo:rsid="00148b3c" officeooo:paragraph-rsid="00148b3c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officeooo:rsid="00148b3c" officeooo:paragraph-rsid="00148b3c" style:font-size-asian="10pt" style:font-size-complex="10pt"/>
    </style:style>
    <style:style style:name="P58" style:family="paragraph" style:parent-style-name="Table_20_Contents">
      <style:text-properties officeooo:rsid="000bed03" officeooo:paragraph-rsid="000bed03"/>
    </style:style>
    <style:style style:name="P59" style:family="paragraph" style:parent-style-name="Table_20_Contents">
      <style:text-properties style:font-name="Arial1" fo:font-size="10pt" officeooo:rsid="0023ec67" officeooo:paragraph-rsid="00148b3c" style:font-size-asian="10pt" style:font-size-complex="10pt"/>
    </style:style>
    <style:style style:name="P60" style:family="paragraph" style:parent-style-name="Table_20_Contents">
      <style:text-properties style:font-name="Arial1" fo:font-size="10pt" officeooo:rsid="0023ec67" officeooo:paragraph-rsid="003fdd9d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Arial1" fo:font-size="10pt" officeooo:rsid="00115069" officeooo:paragraph-rsid="00115069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Arial1" fo:font-size="10pt" officeooo:rsid="001295cf" officeooo:paragraph-rsid="001295cf" style:font-size-asian="10pt" style:font-size-complex="10pt"/>
    </style:style>
    <style:style style:name="P63" style:family="paragraph" style:parent-style-name="Table_20_Contents">
      <style:text-properties style:font-name="Arial1" fo:font-size="10pt" officeooo:rsid="001295cf" officeooo:paragraph-rsid="001295cf" style:font-size-asian="10pt" style:font-size-complex="10pt"/>
    </style:style>
    <style:style style:name="P64" style:family="paragraph" style:parent-style-name="Table_20_Contents">
      <style:text-properties style:font-name="Arial1" fo:font-size="10pt" officeooo:rsid="00148b3c" officeooo:paragraph-rsid="00148b3c" style:font-size-asian="10pt" style:font-size-complex="10pt"/>
    </style:style>
    <style:style style:name="P65" style:family="paragraph" style:parent-style-name="Text_20_body" style:list-style-name="L1">
      <style:text-properties officeooo:paragraph-rsid="000f8be9"/>
    </style:style>
    <style:style style:name="P66" style:family="paragraph" style:parent-style-name="Text_20_body" style:list-style-name="L1">
      <style:text-properties officeooo:rsid="000f8be9" officeooo:paragraph-rsid="000f8be9"/>
    </style:style>
    <style:style style:name="P67" style:family="paragraph" style:parent-style-name="Text_20_body">
      <style:text-properties officeooo:rsid="000f8be9" officeooo:paragraph-rsid="000f8be9"/>
    </style:style>
    <style:style style:name="P68" style:family="paragraph" style:parent-style-name="Text_20_body" style:list-style-name="L2">
      <style:text-properties officeooo:paragraph-rsid="0018046e"/>
    </style:style>
    <style:style style:name="P69" style:family="paragraph" style:parent-style-name="Text_20_body" style:list-style-name="L2">
      <style:text-properties officeooo:rsid="0020897c" officeooo:paragraph-rsid="0020897c"/>
    </style:style>
    <style:style style:name="P70" style:family="paragraph" style:parent-style-name="Text_20_body" style:list-style-name="L3">
      <style:text-properties style:font-name="Arial1" fo:font-size="12pt" officeooo:rsid="00115069" officeooo:paragraph-rsid="00115069" style:font-size-asian="10.5pt" style:font-size-complex="12pt"/>
    </style:style>
    <style:style style:name="P71" style:family="paragraph" style:parent-style-name="Text_20_body" style:list-style-name="L6">
      <style:text-properties style:font-name="Arial1" officeooo:rsid="002911c3" officeooo:paragraph-rsid="002911c3"/>
    </style:style>
    <style:style style:name="P72" style:family="paragraph" style:parent-style-name="Text_20_body" style:list-style-name="L4">
      <style:text-properties officeooo:rsid="001ae094" officeooo:paragraph-rsid="001ae094"/>
    </style:style>
    <style:style style:name="P73" style:family="paragraph" style:parent-style-name="Text_20_body" style:list-style-name="L4">
      <style:text-properties officeooo:rsid="001bcff8" officeooo:paragraph-rsid="001bcff8"/>
    </style:style>
    <style:style style:name="P74" style:family="paragraph" style:parent-style-name="Text_20_body" style:list-style-name="L4">
      <style:text-properties officeooo:rsid="001ca12d" officeooo:paragraph-rsid="001ca12d"/>
    </style:style>
    <style:style style:name="P75" style:family="paragraph" style:parent-style-name="Text_20_body" style:list-style-name="L7">
      <style:text-properties officeooo:rsid="002b73e8" officeooo:paragraph-rsid="002b73e8"/>
    </style:style>
    <style:style style:name="P76" style:family="paragraph" style:parent-style-name="Text_20_body">
      <style:text-properties officeooo:rsid="004321f4" officeooo:paragraph-rsid="004321f4"/>
    </style:style>
    <style:style style:name="P77" style:family="paragraph" style:parent-style-name="Heading_20_1">
      <style:paragraph-properties fo:break-before="page"/>
    </style:style>
    <style:style style:name="P7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9" style:family="paragraph" style:parent-style-name="Table_20_Contents" style:list-style-name="L5">
      <style:text-properties style:font-name="Arial1" fo:font-size="10pt" officeooo:rsid="00148b3c" officeooo:paragraph-rsid="00148b3c" style:font-size-asian="10pt" style:font-size-complex="10pt"/>
    </style:style>
    <style:style style:name="P8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1" style:family="paragraph" style:parent-style-name="Heading_20_2">
      <style:text-properties officeooo:paragraph-rsid="000e67dd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0b7c2a"/>
    </style:style>
    <style:style style:name="T3" style:family="text">
      <style:text-properties style:font-name="Courier New" fo:font-weight="normal" style:font-weight-asian="normal" style:font-weight-complex="normal"/>
    </style:style>
    <style:style style:name="T4" style:family="text">
      <style:text-properties style:font-name="Courier New" fo:font-weight="normal" officeooo:rsid="000f8be9" style:font-weight-asian="normal" style:font-weight-complex="normal"/>
    </style:style>
    <style:style style:name="T5" style:family="text">
      <style:text-properties style:font-name="Courier New" fo:font-weight="normal" officeooo:rsid="00148b3c" style:font-weight-asian="normal" style:font-weight-complex="normal"/>
    </style:style>
    <style:style style:name="T6" style:family="text">
      <style:text-properties style:font-name="Courier New" officeooo:rsid="000f8be9"/>
    </style:style>
    <style:style style:name="T7" style:family="text">
      <style:text-properties style:font-name="Courier New" officeooo:rsid="00115069"/>
    </style:style>
    <style:style style:name="T8" style:family="text">
      <style:text-properties style:font-name="Courier New" officeooo:rsid="0015c87a"/>
    </style:style>
    <style:style style:name="T9" style:family="text">
      <style:text-properties style:font-name="Courier New" officeooo:rsid="00148b3c"/>
    </style:style>
    <style:style style:name="T10" style:family="text">
      <style:text-properties style:font-name="Courier New" officeooo:rsid="0018dcc4"/>
    </style:style>
    <style:style style:name="T11" style:family="text">
      <style:text-properties style:font-name="Courier New" officeooo:rsid="00216b17"/>
    </style:style>
    <style:style style:name="T12" style:family="text">
      <style:text-properties style:font-name="Courier New" officeooo:rsid="00329079"/>
    </style:style>
    <style:style style:name="T13" style:family="text">
      <style:text-properties officeooo:rsid="000b7c2a"/>
    </style:style>
    <style:style style:name="T14" style:family="text">
      <style:text-properties officeooo:rsid="001f1baf"/>
    </style:style>
    <style:style style:name="T15" style:family="text">
      <style:text-properties officeooo:rsid="0171a626"/>
    </style:style>
    <style:style style:name="T16" style:family="text">
      <style:text-properties officeooo:rsid="0286f618"/>
    </style:style>
    <style:style style:name="T17" style:family="text">
      <style:text-properties officeooo:rsid="007a1d28"/>
    </style:style>
    <style:style style:name="T18" style:family="text">
      <style:text-properties officeooo:rsid="000e67d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29ca1" style:font-weight-asian="bold" style:font-weight-complex="bold"/>
    </style:style>
    <style:style style:name="T21" style:family="text">
      <style:text-properties fo:font-weight="bold" officeooo:rsid="0020a96d" style:font-weight-asian="bold" style:font-weight-complex="bold"/>
    </style:style>
    <style:style style:name="T22" style:family="text">
      <style:text-properties fo:font-weight="bold" officeooo:rsid="000c6679" style:font-weight-asian="bold" style:font-weight-complex="bold"/>
    </style:style>
    <style:style style:name="T23" style:family="text">
      <style:text-properties fo:font-weight="bold" officeooo:rsid="0041821a" style:font-weight-asian="bold" style:font-weight-complex="bold"/>
    </style:style>
    <style:style style:name="T24" style:family="text">
      <style:text-properties fo:font-weight="bold" officeooo:rsid="00148b3c" style:font-weight-asian="bold" style:font-weight-complex="bold"/>
    </style:style>
    <style:style style:name="T25" style:family="text">
      <style:text-properties officeooo:rsid="0013c336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0c6679" style:font-weight-asian="normal" style:font-weight-complex="normal"/>
    </style:style>
    <style:style style:name="T28" style:family="text">
      <style:text-properties fo:font-weight="normal" officeooo:rsid="0041821a" style:font-weight-asian="normal" style:font-weight-complex="normal"/>
    </style:style>
    <style:style style:name="T29" style:family="text">
      <style:text-properties fo:font-weight="normal" officeooo:rsid="00148b3c" style:font-weight-asian="normal" style:font-weight-complex="normal"/>
    </style:style>
    <style:style style:name="T30" style:family="text">
      <style:text-properties fo:font-weight="normal" officeooo:rsid="003f7174" style:font-weight-asian="normal" style:font-weight-complex="normal"/>
    </style:style>
    <style:style style:name="T31" style:family="text">
      <style:text-properties style:font-name="Arial1"/>
    </style:style>
    <style:style style:name="T32" style:family="text">
      <style:text-properties style:font-name="Arial1" fo:font-weight="bold" style:font-weight-asian="bold" style:font-weight-complex="bold"/>
    </style:style>
    <style:style style:name="T33" style:family="text">
      <style:text-properties style:font-name="Arial1" officeooo:rsid="000f8be9"/>
    </style:style>
    <style:style style:name="T34" style:family="text">
      <style:text-properties style:font-name="Arial1" officeooo:rsid="0018046e"/>
    </style:style>
    <style:style style:name="T35" style:family="text">
      <style:text-properties style:font-name="Arial1" officeooo:rsid="0018481c"/>
    </style:style>
    <style:style style:name="T36" style:family="text">
      <style:text-properties style:font-name="Arial1" officeooo:rsid="00216b17"/>
    </style:style>
    <style:style style:name="T37" style:family="text">
      <style:text-properties officeooo:rsid="00115069"/>
    </style:style>
    <style:style style:name="T38" style:family="text">
      <style:text-properties officeooo:rsid="00148b3c"/>
    </style:style>
    <style:style style:name="T39" style:family="text">
      <style:text-properties officeooo:rsid="0015c87a"/>
    </style:style>
    <style:style style:name="T40" style:family="text">
      <style:text-properties officeooo:rsid="0018dcc4"/>
    </style:style>
    <style:style style:name="T41" style:family="text">
      <style:text-properties officeooo:rsid="001bcff8"/>
    </style:style>
    <style:style style:name="T42" style:family="text">
      <style:text-properties officeooo:rsid="001ca12d"/>
    </style:style>
    <style:style style:name="T43" style:family="text">
      <style:text-properties officeooo:rsid="0027141f"/>
    </style:style>
    <style:style style:name="T44" style:family="text">
      <style:text-properties officeooo:rsid="0027e212"/>
    </style:style>
    <style:style style:name="T45" style:family="text">
      <style:text-properties officeooo:rsid="002911c3"/>
    </style:style>
    <style:style style:name="T46" style:family="text">
      <style:text-properties officeooo:rsid="002c5fba"/>
    </style:style>
    <style:style style:name="T47" style:family="text">
      <style:text-properties officeooo:rsid="002dd1b4"/>
    </style:style>
    <style:style style:name="T48" style:family="text">
      <style:text-properties officeooo:rsid="00329079"/>
    </style:style>
    <style:style style:name="T49" style:family="text">
      <style:text-properties officeooo:rsid="00347495"/>
    </style:style>
    <style:style style:name="T50" style:family="text">
      <style:text-properties officeooo:rsid="003560da"/>
    </style:style>
    <style:style style:name="T51" style:family="text">
      <style:text-properties officeooo:rsid="003597b5"/>
    </style:style>
    <style:style style:name="T52" style:family="text">
      <style:text-properties officeooo:rsid="0036b51d"/>
    </style:style>
    <style:style style:name="T53" style:family="text">
      <style:text-properties officeooo:rsid="00387112"/>
    </style:style>
    <style:style style:name="T54" style:family="text">
      <style:text-properties officeooo:rsid="004321f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8"><text:a xlink:type="simple" xlink:href="#__RefHeading___Toc5927_268722007" text:style-name="Index_20_Link" text:visited-style-name="Index_20_Link">Introduction<text:tab/>1</text:a></text:p>
          <text:p text:style-name="P80"><text:a xlink:type="simple" xlink:href="#__RefHeading___Toc6055_268722007" text:style-name="Index_20_Link" text:visited-style-name="Index_20_Link">How to Use This Document<text:tab/>1</text:a></text:p>
          <text:p text:style-name="P78"><text:a xlink:type="simple" xlink:href="#__RefHeading___Toc24342_268722007" text:style-name="Index_20_Link" text:visited-style-name="Index_20_Link">HRCCMD<text:tab/>2</text:a></text:p>
          <text:p text:style-name="P78"><text:a xlink:type="simple" xlink:href="#__RefHeading___Toc24344_268722007" text:style-name="Index_20_Link" text:visited-style-name="Index_20_Link">HRCIPLP<text:tab/>4</text:a></text:p>
          <text:p text:style-name="P78"><text:a xlink:type="simple" xlink:href="#__RefHeading___Toc24450_268722007" text:style-name="Index_20_Link" text:visited-style-name="Index_20_Link">HOWTO Issue a Hercules Command From a Program<text:tab/>6</text:a></text:p>
          <text:p text:style-name="P80"><text:a xlink:type="simple" xlink:href="#__RefHeading___Toc24620_268722007" text:style-name="Index_20_Link" text:visited-style-name="Index_20_Link">Hercules Related Configuration Statements<text:tab/>7</text:a></text:p>
          <text:p text:style-name="P80"><text:a xlink:type="simple" xlink:href="#__RefHeading___Toc24734_268722007" text:style-name="Index_20_Link" text:visited-style-name="Index_20_Link">Sending A Message to the Console<text:tab/>7</text:a></text:p>
          <text:p text:style-name="P78"><text:a xlink:type="simple" xlink:href="#__RefHeading___Toc778_1738599073" text:style-name="Index_20_Link" text:visited-style-name="Index_20_Link">HOWTO Communicate with the Program<text:tab/>9</text:a></text:p>
          <text:p text:style-name="P80"><text:a xlink:type="simple" xlink:href="#__RefHeading___Toc780_1738599073" text:style-name="Index_20_Link" text:visited-style-name="Index_20_Link">Using IPL Parameters<text:tab/>9</text:a></text:p>
        </text:index-body>
      </text:table-of-content>
      <text:p text:style-name="Standard"/>
      <text:p text:style-name="P17">Copyright <text:span text:style-name="T15">©</text:span> 201<text:span text:style-name="T16">7</text:span> Harold Grovesteen</text:p>
      <text:p text:style-name="P17">See the file <text:span text:style-name="T1">doc/fdl-1.3.txt</text:span> for copying conditions.</text:p>
      <text:h text:style-name="Heading_20_1" text:outline-level="1"><text:bookmark-start text:name="__RefHeading___Toc5927_268722007"/>Introduction<text:bookmark-end text:name="__RefHeading___Toc5927_268722007"/></text:h>
      <text:p text:style-name="P16">This manual describes a set of macros <text:span text:style-name="T13">designed for use with the Hercules emulator.</text:span></text:p>
      <text:p text:style-name="P16">The following macros found in the <text:span text:style-name="T1">maclib</text:span> macro library directory <text:span text:style-name="T14">belong to the </text:span><text:span text:style-name="T2">herc</text:span><text:span text:style-name="T14"> category</text:span>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Macro</text:p>
            </table:table-cell>
            <table:table-cell table:style-name="Table1.B1" office:value-type="string">
              <text:p text:style-name="P3">Description</text:p>
            </table:table-cell>
          </table:table-row>
        </table:table-header-rows>
        <table:table-row>
          <table:table-cell table:style-name="Table1.A2" office:value-type="string">
            <text:p text:style-name="P53">HRCCMD</text:p>
          </table:table-cell>
          <table:table-cell table:style-name="Table1.B2" office:value-type="string">
            <text:p text:style-name="P58">Issue a console command from the program to the Hercules emulator </text:p>
          </table:table-cell>
        </table:table-row>
        <table:table-row>
          <table:table-cell table:style-name="Table1.A2" office:value-type="string">
            <text:p text:style-name="P53">HRCIPLP</text:p>
          </table:table-cell>
          <table:table-cell table:style-name="Table1.B2" office:value-type="string">
            <text:p text:style-name="P58">Save the parameters provided to the program by the Hercules <text:span text:style-name="T1">ipl</text:span> command.</text:p>
          </table:table-cell>
        </table:table-row>
      </table:table>
      <text:p text:style-name="Text_20_body"/>
      <text:h text:style-name="P81" text:outline-level="2"><text:bookmark-start text:name="__RefHeading___Toc6055_268722007"/>How to Use This Document<text:bookmark-end text:name="__RefHeading___Toc6055_268722007"/></text:h>
      <text:p text:style-name="P26">If this is the first time you are reading this document, it is recommended that you read the “H<text:span text:style-name="T17">OWTO</text:span>...” section <text:span text:style-name="T18">of interest</text:span> first. <text:s/>This gives the background helpful in understanding where each macro <text:span text:style-name="T18">is used with the Hercules emulator</text:span>.</text:p>
      <text:p text:style-name="P26">For information related to architecture levels, refer to either <text:span text:style-name="T1">SATK.odt</text:span> or <text:span text:style-name="T1">SATK.pdf</text:span>. <text:s/>Architecture levels apply to nearly all macros.</text:p>
      <text:p text:style-name="P16"/>
      <text:p text:style-name="P16"/>
      <text:h text:style-name="P77" text:outline-level="1"><text:bookmark-start text:name="__RefHeading___Toc24342_268722007"/>HRCCMD<text:bookmark-end text:name="__RefHeading___Toc24342_268722007"/></text:h>
      <text:p text:style-name="P28"><text:span text:style-name="T22">Source file:</text:span><text:span text:style-name="T27"> </text:span><text:span text:style-name="T3">macros/</text:span><text:span text:style-name="T4">HRCCMD</text:span><text:span text:style-name="T3">.mac</text:span></text:p>
      <text:p text:style-name="P18"><text:span text:style-name="T20">Macro</text:span><text:span text:style-name="T21"> Format</text:span><text:span text:style-name="T25">:</text:span></text:p>
      <text:p text:style-name="P7">[label] <text:s text:c="2"/>HRCCMD cmd,</text:p>
      <text:p text:style-name="P7"><text:s text:c="17"/>[,CMDL=r]</text:p>
      <text:p text:style-name="P7"><text:s text:c="17"/>[,FAIL=label]</text:p>
      <text:p text:style-name="Text_20_body"/>
      <text:p text:style-name="P27">The <text:span text:style-name="T1">HRCCMD</text:span> macro allows the program to issue a console command to the Hercules emulator on which the program is executing.</text:p>
      <text:p text:style-name="P76">Before using this macro, it is strongly recommended that the section “HOWTO Issue a Hercules Command from a Program” be reviewed. <text:s/>There is information in this HOWTO section that is not well documented or easily found within the Hercules web pages or in other locations.</text:p>
      <text:p text:style-name="P30"><text:span text:style-name="T32">Assembly Considerations</text:span><text:span text:style-name="T31">:</text:span></text:p>
      <text:list xml:id="list1397275127" text:style-name="L1">
        <text:list-item>
          <text:p text:style-name="P65"><text:span text:style-name="T33">A preceding </text:span><text:span text:style-name="T6">ARCHLVL</text:span><text:span text:style-name="T33"> macro is required.</text:span></text:p>
        </text:list-item>
        <text:list-item>
          <text:p text:style-name="P66"><text:span text:style-name="T31">A <text:s/>local base register must be established preceding </text:span><text:span text:style-name="T1">HRCCMD</text:span><text:span text:style-name="T31">.</text:span></text:p>
        </text:list-item>
      </text:list>
      <text:p text:style-name="P27"><text:span text:style-name="T32">Execution Consideration</text:span><text:span text:style-name="T31">:</text:span></text:p>
      <text:list xml:id="list1133198357" text:style-name="L2">
        <text:list-item>
          <text:p text:style-name="P68"><text:span text:style-name="T34">A</text:span><text:span text:style-name="T35"> </text:span><text:span text:style-name="T36">command response buffer is not supplied by </text:span><text:span text:style-name="T11">HRCCMD</text:span><text:span text:style-name="T36">.</text:span></text:p>
        </text:list-item>
        <text:list-item>
          <text:p text:style-name="P69"><text:span text:style-name="T35">A </text:span><text:span text:style-name="T31">command length of zero causes the Hercules emulator to place the executing CPU in the stop state.</text:span></text:p>
        </text:list-item>
      </text:list>
      <text:p text:style-name="P20"><text:span text:style-name="T23">Label Field Usage</text:span><text:span text:style-name="T28">:</text:span></text:p>
      <text:p text:style-name="P12"><text:span text:style-name="T28">T</text:span><text:span text:style-name="T26">he label field, if present, defines an assembly label associated with the first instruction generated by the macro.</text:span></text:p>
      <text:p text:style-name="P45"><text:span text:style-name="T19">Positional Parameters</text:span><text:span text:style-name="T26">:</text:span></text:p>
      <text:list xml:id="list1244843226" text:style-name="L3">
        <text:list-item>
          <text:p text:style-name="P70"><text:span text:style-name="T26">The required </text:span><text:span text:style-name="T3">cmd</text:span><text:span text:style-name="T26"> positional parameter identifies the register pointing </text:span><text:span text:style-name="T30">to </text:span><text:span text:style-name="T26">the EBCDIC command string being passed to the Hercules emulator for execution.</text:span></text:p>
        </text:list-item>
      </text:list>
      <text:p text:style-name="P22"><text:span text:style-name="T19">Keyword Parameters</text:span><text:span text:style-name="T26">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">Keyword</text:p>
            </table:table-cell>
            <table:table-cell table:style-name="Table3.A1" office:value-type="string">
              <text:p text:style-name="P4">Default</text:p>
            </table:table-cell>
            <table:table-cell table:style-name="Table3.C1" office:value-type="string">
              <text:p text:style-name="P4">Description</text:p>
            </table:table-cell>
          </table:table-row>
        </table:table-header-rows>
        <table:table-row>
          <table:table-cell table:style-name="Table3.A2" office:value-type="string">
            <text:p text:style-name="P54">CMDL</text:p>
          </table:table-cell>
          <table:table-cell table:style-name="Table3.A2" office:value-type="string">
            <text:p text:style-name="P61">none</text:p>
          </table:table-cell>
          <table:table-cell table:style-name="Table3.C2" office:value-type="string">
            <text:p text:style-name="P60">Specifies <text:span text:style-name="T37">the register containing the length of the command in bytes. <text:s/></text:span></text:p>
            <text:p text:style-name="P60"><text:soft-page-break/></text:p>
            <text:p text:style-name="P60"><text:span text:style-name="T37">If omitted, the assumption is made that the </text:span><text:span text:style-name="T7">cmd</text:span><text:span text:style-name="T37"> register points to a halfword immediately preceding the EBCDIC command that contains the command's length. <text:s/>If omitted, the command length is placed in the </text:span><text:span text:style-name="T7">cmd</text:span><text:span text:style-name="T37"> positional parameter plus 2.</text:span></text:p>
          </table:table-cell>
        </table:table-row>
        <table:table-row>
          <table:table-cell table:style-name="Table3.A2" office:value-type="string">
            <text:p text:style-name="P55">FAIL</text:p>
          </table:table-cell>
          <table:table-cell table:style-name="Table3.A2" office:value-type="string">
            <text:p text:style-name="P62">none</text:p>
          </table:table-cell>
          <table:table-cell table:style-name="Table3.C2" office:value-type="string">
            <text:p text:style-name="P63">Identifies the label to which control is passed if the command fails. <text:s/>If omitted, a failure will cause a disabled wait PSW to be loaded as the active PSW with an instruction address of X'400'.</text:p>
          </table:table-cell>
        </table:table-row>
      </table:table>
      <text:p text:style-name="Text_20_body"/>
      <text:p text:style-name="P34"><text:span text:style-name="T32">Programming Note</text:span>:</text:p>
      <text:p text:style-name="P34">This macro allows the program to influence how the Hercules emulator operates. <text:s/>Program and I/O tracing can be initiated or terminated by the program. <text:s/>Devices can be attached or detached.</text:p>
      <text:p text:style-name="P39">Messages may also sent by the program to the console for display using the Hercules <text:span text:style-name="T1">msg</text:span> or <text:span text:style-name="T1">msgnoh</text:span> console commands.</text:p>
      <text:p text:style-name="P24"/>
      <text:h text:style-name="P77" text:outline-level="1"><text:bookmark-start text:name="__RefHeading___Toc24344_268722007"/>HRCIPLP<text:bookmark-end text:name="__RefHeading___Toc24344_268722007"/></text:h>
      <text:p text:style-name="P29"><text:span text:style-name="T22">Source file:</text:span><text:span text:style-name="T27"> </text:span><text:span text:style-name="T3">macros/</text:span><text:span text:style-name="T4">HRC</text:span><text:span text:style-name="T5">IPLP</text:span><text:span text:style-name="T3">.mac</text:span></text:p>
      <text:p text:style-name="P19"><text:span text:style-name="T20">Macro</text:span><text:span text:style-name="T21"> Format</text:span><text:span text:style-name="T25">:</text:span></text:p>
      <text:p text:style-name="P8">[label] <text:s text:c="2"/>HRCIPLP [ADDR=[<text:span text:style-name="T19">X'200'</text:span>|addr]]</text:p>
      <text:p text:style-name="P8"><text:s text:c="18"/>[,CLEAR=[YES|<text:span text:style-name="T19">NO</text:span>]]</text:p>
      <text:p text:style-name="Text_20_body"/>
      <text:p text:style-name="P32">The Hercules emulator can provide to the program parameters when supplied by the user in the <text:span text:style-name="T1">ipl</text:span> console command. <text:s/><text:span text:style-name="T42">Up to 64 EBCDIC characters may be communicated as IPL parameter information.</text:span> <text:s/>The parameter information, when specified, is placed contiguously within the 32-bit register<text:span text:style-name="T40">s as EBCDIC characters starting with general register 0 and proceeding through to general register 15 if required</text:span>. <text:s/><text:span text:style-name="T38">The </text:span><text:span text:style-name="T9">HRCIPLP</text:span><text:span text:style-name="T38"> macro stores </text:span>the <text:span text:style-name="T38">parameter information </text:span>in memory for later program <text:span text:style-name="T40">inspection and </text:span>use. <text:s/></text:p>
      <text:p text:style-name="P32"><text:span text:style-name="T40">If the user's </text:span><text:span text:style-name="T10">ipl</text:span><text:span text:style-name="T40"> command does not include any parameters, all registers are reset to zero as is expected during the CPU reset occurring during the IPL function. <text:s/></text:span><text:span text:style-name="T10">HRCIPLP</text:span><text:span text:style-name="T40"> stores the zero register content in this case at the designated location.</text:span></text:p>
      <text:p text:style-name="P31"><text:span text:style-name="T19">Assembly Considerations</text:span>: <text:span text:style-name="T41">None</text:span></text:p>
      <text:p text:style-name="P33"><text:span text:style-name="T24">Execution Considerations</text:span><text:span text:style-name="T38">:</text:span></text:p>
      <text:list xml:id="list2344888508" text:style-name="L4">
        <text:list-item>
          <text:p text:style-name="P72">The IPL parameter information may be in lieu of or in addition to any content supplied by the Hercules <text:span text:style-name="T1">LOADPARM</text:span> configuration statement. <text:s/><text:span text:style-name="T1">HRCIPLP</text:span> does not access <text:span text:style-name="T1">LOADPARM</text:span> data.</text:p>
        </text:list-item>
        <text:list-item>
          <text:p text:style-name="P73">Register content must not be changed prior to executing <text:span text:style-name="T1">HRCIPLP</text:span>. <text:s/>Changing register content may corrupt the parameter information before it is preserved in memory.</text:p>
        </text:list-item>
        <text:list-item>
          <text:p text:style-name="P74">A base register must not be established preceding <text:span text:style-name="T1">HRCIPLP</text:span>. <text:s/>See the preceding consideration</text:p>
        </text:list-item>
        <text:list-item>
          <text:p text:style-name="P73"><text:span text:style-name="T39">When the Hercules IPL parameters are stored, the label associated with </text:span><text:span text:style-name="T8">HRCIPLP</text:span><text:span text:style-name="T39"> must be the bare-metal program's entry location in its IPL PSW. <text:s/></text:span>See the <text:span text:style-name="T42">second </text:span>consideration.</text:p>
        </text:list-item>
      </text:list>
      <text:p text:style-name="P21"><text:span text:style-name="T23">Label Field Usage</text:span><text:span text:style-name="T28">:</text:span></text:p>
      <text:p text:style-name="P13"><text:span text:style-name="T28">T</text:span><text:span text:style-name="T26">he label field, if present, defines an assembly label associated with the first instruction generated by the macro.</text:span></text:p>
      <text:p text:style-name="P46"><text:soft-page-break/><text:span text:style-name="T19">Positional Parameters</text:span><text:span text:style-name="T26">: </text:span><text:span text:style-name="T29">None</text:span></text:p>
      <text:p text:style-name="P23"><text:span text:style-name="T19">Keyword Parameters</text:span><text:span text:style-name="T26">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5">Keyword</text:p>
            </table:table-cell>
            <table:table-cell table:style-name="Table2.A1" office:value-type="string">
              <text:p text:style-name="P5">Default</text:p>
            </table:table-cell>
            <table:table-cell table:style-name="Table2.C1" office:value-type="string">
              <text:p text:style-name="P5">Description</text:p>
            </table:table-cell>
          </table:table-row>
        </table:table-header-rows>
        <table:table-row>
          <table:table-cell table:style-name="Table2.A2" office:value-type="string">
            <text:p text:style-name="P56">ADDR</text:p>
          </table:table-cell>
          <table:table-cell table:style-name="Table2.A2" office:value-type="string">
            <text:p text:style-name="P57">X'200'</text:p>
          </table:table-cell>
          <table:table-cell table:style-name="Table2.C2" office:value-type="string">
            <text:p text:style-name="P59">Specifies <text:span text:style-name="T37">the absolute address within the first 4096 bytes of memory at which the 64 bytes of parameter information is stored.</text:span></text:p>
          </table:table-cell>
        </table:table-row>
        <table:table-row>
          <table:table-cell table:style-name="Table2.A2" office:value-type="string">
            <text:p text:style-name="P56">CLEAR</text:p>
          </table:table-cell>
          <table:table-cell table:style-name="Table2.A2" office:value-type="string">
            <text:p text:style-name="P57">NO</text:p>
          </table:table-cell>
          <table:table-cell table:style-name="Table2.C2" office:value-type="string">
            <text:p text:style-name="P64">Specifies whether the registers containing the IPL parameters should be reset to zero or not:</text:p>
            <text:list xml:id="list2892936338" text:style-name="L5">
              <text:list-item>
                <text:p text:style-name="P79"><text:span text:style-name="T1">YES</text:span> – clears all 32-bit IPL registers to zero.</text:p>
              </text:list-item>
              <text:list-item>
                <text:p text:style-name="P79"><text:span text:style-name="T1">NO</text:span> – leaves the IPL parameter information unchanged in the 32-bit registers.</text:p>
              </text:list-item>
            </text:list>
          </table:table-cell>
        </table:table-row>
      </table:table>
      <text:p text:style-name="P47"/>
      <text:p text:style-name="P31"/>
      <text:h text:style-name="P77" text:outline-level="1"><text:bookmark-start text:name="__RefHeading___Toc24450_268722007"/>HOWTO Issue a Hercules Command From a Program<text:bookmark-end text:name="__RefHeading___Toc24450_268722007"/></text:h>
      <text:p text:style-name="P35">The Hercules emulator implements a DIAGNOSE instruction similar to that provided by the VM hypervisor<text:span text:style-name="T45">'s Virtual Console Function</text:span>.</text:p>
      <text:p text:style-name="P36">The program use<text:span text:style-name="T43">s</text:span> <text:span text:style-name="T43">this instruction to </text:span>issue a console command to the Hercules emulator:</text:p>
      <text:p text:style-name="P14">DIAGNOSE R1,R2,X'008'</text:p>
      <text:p text:style-name="P48">R1 designates <text:span text:style-name="T44">a </text:span>register <text:span text:style-name="T44">containing the real address of the command being issued.</text:span></text:p>
      <text:p text:style-name="P49">R2 designates the register containing the length of the command, which may not exceed 255 bytes. <text:s/></text:p>
      <text:p text:style-name="P49">R2, in bits 0-7 (of a 32-bit register) or bits 32-39 (of a 64-bit register) also contains a set of flags. <text:s/>Hercules allows flags X'80', X'40', and X'20', but only processes flag X'40'.</text:p>
      <text:p text:style-name="P49">When flag X'40' is set in R2, a response buffer has been supplied by the program. <text:s/>In this case register R1+1 contains the real address of the command response buffer and R2+1 contains the length of the response buffer. <text:s/>If a response buffer is supplied neither R1 nor R2 may be 15 nor may the register pairs overlap. <text:s/>If R1 and R2 are the same, the command area is used for the command response.</text:p>
      <text:p text:style-name="P49">If the use of DIAGNOSE X'008' is disabled by the DIAG8CMD configuration statement or there is a problem with the command length or registers (when flag X'40' is set), a specification exception occurs.</text:p>
      <text:p text:style-name="P50">Condition code 0 is returned upon execution of the command and reception of the response, when requested. <text:s/>Condition code 0 does not mean that the command was successful only that the command was issued. <text:s/>The command might be invalid and fails.</text:p>
      <text:p text:style-name="P50">When a response is requested and condition code 0 is set, register R2+1 contains the length of the stored response. </text:p>
      <text:p text:style-name="P50">If the requested response exceeds the length of the response area:</text:p>
      <text:list xml:id="list1918758626" text:style-name="L6">
        <text:list-item>
          <text:p text:style-name="P71">the condition code is set to 1 and</text:p>
        </text:list-item>
        <text:list-item>
          <text:p text:style-name="P71">register R2+1 contains the number of response bytes that could not be stored in the response area.</text:p>
        </text:list-item>
      </text:list>
      <text:p text:style-name="P50">Register R2 contains a return code, which is always set to 0 by Hercules.</text:p>
      <text:p text:style-name="P50">The <text:span text:style-name="T1">HRCCMD</text:span> macro sets up the registers for a command without a response.</text:p>
      <text:h text:style-name="Heading_20_2" text:outline-level="2"><text:bookmark-start text:name="__RefHeading___Toc24620_268722007"/><text:soft-page-break/>Hercules Related Configuration Statements<text:bookmark-end text:name="__RefHeading___Toc24620_268722007"/></text:h>
      <text:p text:style-name="P37">T<text:span text:style-name="T46">wo</text:span> configuration statements influence how Hercules processes DIAGNOSE X'008'</text:p>
      <text:list xml:id="list312174554" text:style-name="L7">
        <text:list-item>
          <text:p text:style-name="P75">DIAG8CMD</text:p>
        </text:list-item>
        <text:list-item>
          <text:p text:style-name="P75">SHCMDOPT</text:p>
        </text:list-item>
      </text:list>
      <text:p text:style-name="P38">DIAG8CMD controls whether the DIAGNOSE X'008' is allowed. <text:s/>Its first parameter is either <text:span text:style-name="T1">enable</text:span> or <text:span text:style-name="T1">disable</text:span><text:span text:style-name="T31"> (the default)</text:span>. <text:s/>When DIAGNOSE X'008' is disabled, attempt to use it causes a specification exception. <text:s/>When using <text:span text:style-name="T1">HRCCMD</text:span>, DIAG8CMD must be set to <text:span text:style-name="T1">enable</text:span>.</text:p>
      <text:p text:style-name="P38">SHCMDOPT when used disables use of the Hercules shell command. <text:s/>To issue the shell command (sh) from a program, the SHCMDOPT statement must <text:span text:style-name="T19">not</text:span> be present in the configuration file.</text:p>
      <text:p text:style-name="P39">A common practice is to use the Hercules <text:span text:style-name="T1">msg</text:span> or <text:span text:style-name="T1">msgnoh</text:span> commands to issue a message to the console from the program without the need for input/output support of a console. <text:s/>In this case the <text:span text:style-name="T1">DIAG8CMD</text:span> must specify <text:span text:style-name="T1">NOECHO</text:span> for its second parameter.</text:p>
      <text:h text:style-name="Heading_20_2" text:outline-level="2"><text:bookmark-start text:name="__RefHeading___Toc24734_268722007"/>Sending A Message to the Console<text:bookmark-end text:name="__RefHeading___Toc24734_268722007"/></text:h>
      <text:p text:style-name="P39">The Hercules <text:span text:style-name="T1">msg</text:span> or <text:span text:style-name="T1">msgnoh</text:span> commands may be used to send a message to the Hercules console (and correspondingly log it). <text:s/><text:span text:style-name="T47">These two commands are modeled after similar commands supplied by the VM hypervisor for sending messages to other users.</text:span></text:p>
      <text:p text:style-name="P40">The syntax of the <text:span text:style-name="T54">message </text:span>commands are:</text:p>
      <text:p text:style-name="P15">msg dest message text...</text:p>
      <text:p text:style-name="P15">msgnoh dest message text...</text:p>
      <text:p text:style-name="P51">Hercules requires the <text:span text:style-name="T1">dest</text:span> argument but does not process it. <text:s/>An asterisk is used to send a message to the local console. <text:s/>This is consistent with Hercules action, and only takes one character, so is typically used to send a message using DIAGNOSE X'008' to the console.</text:p>
      <text:p text:style-name="P51">The entire command is assembled into the program like this:</text:p>
      <text:p text:style-name="P10">HELLO <text:s text:c="3"/>DC <text:s text:c="3"/>C'msgnoh * Hello World!'</text:p>
      <text:p text:style-name="P10">HELLOLEN EQU <text:s text:c="2"/>*-HELLO</text:p>
      <text:p text:style-name="P51"/>
      <text:p text:style-name="P51">The R1 register will point to <text:span text:style-name="T1">HELLO</text:span> and the R2 register will contain the length calculated by <text:span text:style-name="T1">HELLOLEN</text:span>.</text:p>
      <text:p text:style-name="P51"><text:soft-page-break/>This illustrates using <text:span text:style-name="T1">HRCCMD</text:span> to display the message on the console:</text:p>
      <text:p text:style-name="P6"><text:s text:c="10"/><text:span text:style-name="T47">LA <text:s text:c="2"/>1,HELLO</text:span></text:p>
      <text:p text:style-name="P6"><text:s text:c="10"/><text:span text:style-name="T47">L <text:s text:c="3"/>2,=A(HELLOLEN)</text:span></text:p>
      <text:p text:style-name="P6"><text:s text:c="10"/><text:span text:style-name="T47">HRCCMD 1,CMDL=2</text:span></text:p>
      <text:p text:style-name="P6"/>
      <text:p text:style-name="P51">And will result in this line on the Hercules console:</text:p>
      <text:p text:style-name="P15">Hello World!</text:p>
      <text:p text:style-name="P52">If the command is changed to <text:span text:style-name="T1">msg</text:span> from <text:span text:style-name="T1">msgnoh</text:span>, the text will be preceded in the log with date, time and additional information when displayed.</text:p>
      <text:p text:style-name="P38"/>
      <text:p text:style-name="P38"/>
      <text:h text:style-name="P77" text:outline-level="1"><text:bookmark-start text:name="__RefHeading___Toc778_1738599073"/>HOWTO Communicate with the Program<text:bookmark-end text:name="__RefHeading___Toc778_1738599073"/></text:h>
      <text:p text:style-name="P41">The preceding section explains how the program can communicate with the user using Hercules provided facilities. <text:s/>This section explains how the user can communicate information to the bare-metal program when it is loaded into storage.</text:p>
      <text:p text:style-name="P41">While there are a number of ways to start a bare-metal program, the most common is to perform the Initial Program Load (IPL) function, bringing the program into storage and passing control to it. <text:s/></text:p>
      <text:p text:style-name="P41">In the typical case, media content is prepared on a Hercules emulated device allowing the media to participate in the IPL function. <text:s/>SATK supports that approach for ASMA developed programs using the <text:span text:style-name="T1">iplasma.py</text:span> tool. <text:s/>Currently the tool is limited to a Fixed-Block-Architecture (FBA) Direct Access Storage Device (DASD). <text:s/>The device is defined in the Hercules configuration file with a device identifier. <text:s/>The device is then the target of the Hercules <text:span text:style-name="T1">ipl</text:span> console command.</text:p>
      <text:p text:style-name="P41">A less common approach is to place one or more portions of the program into binary image files and use the list-directed IPL function to load the pieces into storage and pass control to the program. <text:s/><text:span text:style-name="T48">The SATK assembler, </text:span>A <text:span text:style-name="T48">Small Mainframe Assembler (A</text:span>SMA<text:span text:style-name="T48">),</text:span> directly supports this approach through its <text:span text:style-name="T1">--gldipl</text:span> output option. <text:s/>This output option creates the control file that directs the loading process <text:span text:style-name="T53">and the loaded pieces of image content. <text:s/>T</text:span>he target of the Hercules <text:span text:style-name="T1">ipl</text:span> console command <text:span text:style-name="T53">is the control file</text:span>.</text:p>
      <text:p text:style-name="P42"><text:span text:style-name="T48">In both scenarios the Hercules </text:span><text:span text:style-name="T12">ipl</text:span><text:span text:style-name="T48"> or </text:span><text:span text:style-name="T12">iplc</text:span><text:span text:style-name="T48"> console command is used to load the program and pass control to it. <text:s/>The differences between the two commands is that </text:span><text:span text:style-name="T12">iplc</text:span><text:span text:style-name="T48"> clears memory before loading the program and </text:span><text:span text:style-name="T12">ipl</text:span><text:span text:style-name="T48"> does not.</text:span></text:p>
      <text:h text:style-name="Heading_20_2" text:outline-level="2"><text:bookmark-start text:name="__RefHeading___Toc780_1738599073"/>Using IPL Parameters<text:bookmark-end text:name="__RefHeading___Toc780_1738599073"/></text:h>
      <text:p text:style-name="P43">The Hercules command syntax for passing parameters to the program is:</text:p>
      <text:p text:style-name="P9"/>
      <text:p text:style-name="P11"><text:span text:style-name="T19">ipl</text:span>[c] <text:span text:style-name="T49">&lt;</text:span>device|file<text:span text:style-name="T49">&gt;</text:span> <text:span text:style-name="T50">[</text:span> <text:span text:style-name="T19">parm</text:span> <text:span text:style-name="T50">word... ]</text:span></text:p>
      <text:p text:style-name="P9"><text:s text:c="23"/></text:p>
      <text:p text:style-name="P43">The characters in each <text:span text:style-name="T1">word</text:span> are converted to upper case EBCDIC with a single EBCDIC space separating each word. <text:s/>A maximum of 64 characters (after unnecessary spaces are removed) are placed within general registers 0-15 as if they were loaded by a LOAD MULTIPLE instruction. <text:s/>The first four characters are placed in general register 0, the next four in general register 1, etc. <text:s/>When the number of characters is less than 64, the remaining bytes <text:soft-page-break/>in the general register(s) remain zero.</text:p>
      <text:p text:style-name="P43"><text:span text:style-name="T31">The </text:span><text:span text:style-name="T1">HRCIPLP</text:span> macro preserves the parameters as supplied by Hercules for later use by the program. <text:s/><text:span text:style-name="T51">The program can then inspect the parameter characters and respond as implemented by the program.</text:span></text:p>
      <text:p text:style-name="P44">The primary advantage of using the <text:span text:style-name="T1">parm</text:span> option is that it is supported by all Hercules supported architectures. <text:s/>The alternative option, <text:span text:style-name="T1">loadparm</text:span>, requires use of the service processor via the <text:span text:style-name="T31">SERVC</text:span> instruction <text:span text:style-name="T52">that is not available in Hercules System/370 mode.</text:span></text:p>
      <text:p text:style-name="P38"/>
      <text:p text:style-name="P31"/>
      <text:p text:style-name="P31"/>
      <text:p text:style-name="P2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bany AMT" svg:font-family="'Albany AMT'" style:font-family-generic="swiss"/>
    <style:font-face style:name="Arial" svg:font-family="Arial" style:font-family-generic="swiss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 AMT" fo:font-family="'Albany AMT'" style:font-family-generic="swiss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0b7c2a" officeooo:paragraph-rsid="000b7c2a" style:font-size-asian="14pt" style:font-size-complex="14pt"/>
    </style:style>
    <style:style style:name="MP2" style:family="paragraph" style:parent-style-name="Footer">
      <style:paragraph-properties fo:text-align="center" style:justify-single-word="false"/>
      <style:text-properties officeooo:rsid="000d624d" officeooo:paragraph-rsid="000d624d"/>
    </style:style>
    <style:style style:name="MT1" style:family="text">
      <style:text-properties style:font-name="Courier New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ATK Macro Category - <text:span text:style-name="MT1">herc</text:span></text:p>
      </style:header>
      <style:footer>
        <text:p text:style-name="MP2">Page <text:page-number text:select-page="current">10</text:page-number> of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1:59:19.888405920</meta:creation-date>
    <dc:date>2017-08-23T12:24:47.369220068</dc:date>
    <meta:editing-duration>PT3H3M4S</meta:editing-duration>
    <meta:editing-cycles>40</meta:editing-cycles>
    <meta:generator>LibreOffice/5.3.3.2$Linux_X86_64 LibreOffice_project/30m0$Build-2</meta:generator>
    <meta:document-statistic meta:table-count="3" meta:image-count="0" meta:object-count="0" meta:page-count="10" meta:paragraph-count="139" meta:word-count="1932" meta:character-count="11964" meta:non-whitespace-character-count="10008"/>
  </office:meta>
</office:document-meta>
</file>